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04256" officeooo:paragraph-rsid="00104256"/>
    </style:style>
    <style:style style:name="P2" style:family="paragraph" style:parent-style-name="Standard">
      <style:paragraph-properties fo:text-align="center" style:justify-single-word="false"/>
      <style:text-properties officeooo:rsid="00104256" officeooo:paragraph-rsid="00104256"/>
    </style:style>
    <style:style style:name="P3" style:family="paragraph" style:parent-style-name="Standard">
      <style:text-properties fo:font-style="italic" officeooo:rsid="00104256" officeooo:paragraph-rsid="00104256" style:font-style-asian="italic" style:font-style-complex="italic"/>
    </style:style>
    <style:style style:name="P4" style:family="paragraph" style:parent-style-name="Standard">
      <style:paragraph-properties fo:text-align="center" style:justify-single-word="false"/>
      <style:text-properties fo:font-style="italic" officeooo:rsid="00114425" officeooo:paragraph-rsid="00114425" style:font-style-asian="italic" style:font-style-complex="italic"/>
    </style:style>
    <style:style style:name="P5" style:family="paragraph" style:parent-style-name="Standard">
      <style:text-properties officeooo:rsid="00114425" officeooo:paragraph-rsid="00114425"/>
    </style:style>
    <style:style style:name="P6" style:family="paragraph" style:parent-style-name="Standard">
      <style:text-properties officeooo:rsid="001328d9" officeooo:paragraph-rsid="001328d9"/>
    </style:style>
    <style:style style:name="P7" style:family="paragraph" style:parent-style-name="Standard">
      <style:text-properties officeooo:rsid="0013357a" officeooo:paragraph-rsid="0013357a"/>
    </style:style>
    <style:style style:name="P8" style:family="paragraph" style:parent-style-name="Standard">
      <style:text-properties officeooo:rsid="00133e46" officeooo:paragraph-rsid="00133e46"/>
    </style:style>
    <style:style style:name="P9" style:family="paragraph" style:parent-style-name="Standard">
      <style:paragraph-properties fo:break-before="page"/>
      <style:text-properties officeooo:rsid="00150f55" officeooo:paragraph-rsid="00150f55"/>
    </style:style>
    <style:style style:name="P10" style:family="paragraph" style:parent-style-name="Standard">
      <style:text-properties officeooo:rsid="00150f55" officeooo:paragraph-rsid="00150f55"/>
    </style:style>
    <style:style style:name="P11" style:family="paragraph" style:parent-style-name="Standard">
      <style:text-properties officeooo:rsid="00163f18" officeooo:paragraph-rsid="00163f18"/>
    </style:style>
    <style:style style:name="P12" style:family="paragraph" style:parent-style-name="Standard">
      <style:text-properties officeooo:rsid="00178afe" officeooo:paragraph-rsid="00178afe"/>
    </style:style>
    <style:style style:name="P13" style:family="paragraph" style:parent-style-name="Standard">
      <style:text-properties officeooo:rsid="0018d6d9" officeooo:paragraph-rsid="0018d6d9"/>
    </style:style>
    <style:style style:name="P14" style:family="paragraph" style:parent-style-name="Heading_20_3">
      <style:paragraph-properties fo:break-before="page"/>
    </style:style>
    <style:style style:name="P15" style:family="paragraph" style:parent-style-name="Standard">
      <style:text-properties officeooo:rsid="0018d6d9" officeooo:paragraph-rsid="0018d6d9"/>
    </style:style>
    <style:style style:name="P16" style:family="paragraph" style:parent-style-name="Standard">
      <style:text-properties officeooo:rsid="001a9b3f" officeooo:paragraph-rsid="001a9b3f"/>
    </style:style>
    <style:style style:name="P17" style:family="paragraph">
      <loext:graphic-properties draw:fill-color="#ffffff"/>
      <style:paragraph-properties fo:text-align="center"/>
    </style:style>
    <style:style style:name="P18" style:family="paragraph">
      <style:paragraph-properties fo:text-align="center"/>
    </style:style>
    <style:style style:name="P19" style:family="paragraph">
      <loext:graphic-properties draw:fill="none" draw:fill-color="#ffffff"/>
      <style:paragraph-properties style:writing-mode="lr-tb"/>
      <style:text-properties fo:font-size="20pt" style:font-size-asian="20pt" style:font-size-complex="20pt"/>
    </style:style>
    <style:style style:name="P20" style:family="paragraph">
      <loext:graphic-properties draw:fill="none" draw:fill-color="#ffffff"/>
      <style:paragraph-properties style:writing-mode="lr-tb"/>
    </style:style>
    <style:style style:name="T1" style:family="text">
      <style:text-properties officeooo:rsid="001328d9"/>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officeooo:rsid="00133e46"/>
    </style:style>
    <style:style style:name="T5" style:family="text">
      <style:text-properties officeooo:rsid="00163f18"/>
    </style:style>
    <style:style style:name="T6" style:family="text">
      <style:text-properties officeooo:rsid="00178afe"/>
    </style:style>
    <style:style style:name="T7" style:family="text">
      <style:text-properties officeooo:rsid="0018d6d9"/>
    </style:style>
    <style:style style:name="T8" style:family="text">
      <style:text-properties officeooo:rsid="001a2d84"/>
    </style:style>
    <style:style style:name="T9" style:family="text">
      <style:text-properties officeooo:rsid="001a57b0"/>
    </style:style>
    <style:style style:name="T10" style:family="text">
      <style:text-properties fo:font-size="20pt" style:font-size-asian="20pt" style:font-size-complex="20pt"/>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000000" draw:marker-start-width="0.1984in" draw:marker-end-width="0.1984in" draw:fill-color="#ffffff" draw:textarea-horizontal-align="justify" draw:textarea-vertical-align="middle" draw:auto-grow-height="false" fo:min-height="1.498in" fo:min-width="1.498in" fo:padding-top="0.0193in" fo:padding-bottom="0.0193in" fo:padding-left="0.0193in" fo:padding-right="0.0193in" style:run-through="foreground"/>
    </style:style>
    <style:style style:name="gr3"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4" style:family="graphic">
      <style:graphic-properties draw:stroke="none" svg:stroke-color="#000000" draw:fill="none" draw:fill-color="#ffffff" fo:min-height="0.3937in" style:run-through="foreground"/>
      <style:paragraph-properties style:writing-mode="lr-tb"/>
    </style:style>
    <style:style style:name="gr5" style:family="graphic">
      <style:graphic-properties draw:stroke="none" svg:stroke-color="#000000" draw:fill="none" draw:fill-color="#ffffff" fo:min-height="0.3839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Duality in<text:line-break/><text:span text:style-name="T8">T</text:span>he Yuga Time Cycle</text:p>
      <text:p text:style-name="P2">by Sven Nilsen, 2022</text:p>
      <text:p text:style-name="P1"/>
      <text:p text:style-name="P3">In this paper I show that time density in the Yuga time cycle from ancient Hindu <text:span text:style-name="T9">cosmology</text:span> is based on an elegant mathematical trick about ratios that combines story telling with insights about cognitive bias to create an elaborate illusion, a joker duality, which unites two different psychological projections of time. The conclusion is that the Kali period might be thought of as the same as the Krita period, but from two very different perspectives.</text:p>
      <text:p text:style-name="P1"/>
      <text:p text:style-name="P1"><draw:g text:anchor-type="paragraph" draw:z-index="0" draw:name="DrawObject1" draw:style-name="gr1"><draw:custom-shape draw:name="Shape 1" draw:style-name="gr2" draw:text-style-name="P17" svg:width="2.1732in" svg:height="2.1732in" svg:x="1.9992in" svg:y="0.220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 draw:style-name="gr3" draw:text-style-name="P18" svg:x1="3.1244in" svg:y1="0.2209in" svg:x2="3.1244in" svg:y2="2.3937in"><text:p/></draw:line><draw:line draw:name="Line 2" draw:style-name="gr3" draw:text-style-name="P18" svg:x1="3.1248in" svg:y1="1.2591in" svg:x2="1.9992in" svg:y2="1.2591in"><text:p/></draw:line><draw:frame draw:name="Text Frame 1" draw:style-name="gr4" draw:text-style-name="P19" svg:width="0.2598in" svg:height="0.3941in" svg:x="3.4957in" svg:y="1.0315in"><draw:text-box><text:p><text:span text:style-name="T10">4</text:span></text:p></draw:text-box></draw:frame><draw:frame draw:name="Text Frame 2" draw:style-name="gr4" draw:text-style-name="P19" svg:width="0.2598in" svg:height="0.3941in" svg:x="2.5976in" svg:y="1.5197in"><draw:text-box><text:p><text:span text:style-name="T10">3</text:span></text:p></draw:text-box></draw:frame><draw:line draw:name="Line 3" draw:style-name="gr3" draw:text-style-name="P18" svg:x1="3.1252in" svg:y1="1.2591in" svg:x2="2.3618in" svg:y2="0.4882in"><text:p/></draw:line><draw:frame draw:name="Text Frame 3" draw:style-name="gr4" draw:text-style-name="P19" svg:width="0.2598in" svg:height="0.3941in" svg:x="2.3618in" svg:y="0.7717in"><draw:text-box><text:p><text:span text:style-name="T10">2</text:span></text:p></draw:text-box></draw:frame><draw:frame draw:name="Text Frame 4" draw:style-name="gr4" draw:text-style-name="P19" svg:width="0.2598in" svg:height="0.3941in" svg:x="2.7791in" svg:y="0.3941in"><draw:text-box><text:p><text:span text:style-name="T10">1</text:span></text:p></draw:text-box></draw:frame><draw:frame draw:name="Text Frame 5" draw:style-name="gr5" draw:text-style-name="P20" svg:width="1.4496in" svg:height="0.3843in" svg:x="4.2819in" svg:y="1.1091in"><draw:text-box><text:p>Time density: 0.8</text:p></draw:text-box></draw:frame><draw:frame draw:name="Text Frame 6" draw:style-name="gr5" draw:text-style-name="P20" svg:width="1.2362in" svg:height="0.3843in" svg:x="0.8728in" svg:y="1.8571in"><draw:text-box><text:p>Time density: 1.2</text:p></draw:text-box></draw:frame><draw:frame draw:name="Text Frame 7" draw:style-name="gr5" draw:text-style-name="P20" svg:width="1.4496in" svg:height="0.3843in" svg:x="0.7866in" svg:y="0.6764in"><draw:text-box><text:p>Time density: 1.6</text:p></draw:text-box></draw:frame><draw:frame draw:name="Text Frame 8" draw:style-name="gr5" draw:text-style-name="P20" svg:width="1.4496in" svg:height="0.3843in" svg:x="1.3776in" svg:y="0.1043in"><draw:text-box><text:p>Time density: 0.8</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he periods in the Yuga cycle <text:span text:style-name="T1">uses a trick with ratios<text:line-break/>such that the time density in the Kali period (1)<text:line-break/>returns to the same time density in the Krita period (4).</text:span></text:p>
      <text:p text:style-name="P5"/>
      <text:p text:style-name="P6">In the paper “The Joker”<text:span text:style-name="T3"><text:reference-ref text:reference-format="text" text:ref-name="the joker">[1]</text:reference-ref></text:span>, I described a mathematical universe where messages are not taken seriously. The reason to communicate through a such mathematical universe, is to “point to” something deeper that can not easily be explained in a straight forward way.</text:p>
      <text:p text:style-name="P6"/>
      <text:p text:style-name="P7">One common trick in comedy is to set up the expectations of the audience before the punchline. The Yuga time cycle in ancient Hindu <text:span text:style-name="T9">cosmology</text:span> might have been originally a joke, which humour was lost through history when people started taking it seriously. I have to admit, this the first day I ever looked into the Yuga time cycle, so either I am hopelessly ignoring the “serious” message here, or I got lucky and spotted the pattern early. I found this out by trying to investigate to what degree people perceived the time density as changing between the periods. I got the hint from a video<text:span text:style-name="T3"><text:reference-ref text:reference-format="text" text:ref-name="alan watts lecture time">[2]</text:reference-ref></text:span> by Alan Watts that used the division of the circle above, but seemingly without Alan Watts knowing this trick. I do not know anything about the “correct” way to divid<text:span text:style-name="T4">e</text:span> the cycle into time periods.</text:p>
      <text:p text:style-name="P7"/>
      <text:p text:style-name="P8">The Yuga time cycle<text:span text:style-name="T3"><text:reference-ref text:reference-format="text" text:ref-name="yuga cycle">[3]</text:reference-ref></text:span> basically says that there is a long period of time called “Krita” where things are good, followed by decreasing periods of time where things get worse and worse. In the last period, called “Kali”, time is perceived as happening faster that usual and things are bad. When things are at their worst, time itself is reborn and the cycle starts over.</text:p>
      <text:p text:style-name="P8"/>
      <text:p text:style-name="P8">However, what if the Yuga time cycle was constructed as a mathematical joke, illustrating how perception of time changes from which perspective one is using?</text:p>
      <text:p text:style-name="P9">Humans have a cognitive bias when guessing the missing number in this sequence:</text:p>
      <text:p text:style-name="P10"/>
      <text:p text:style-name="P10"><text:tab/>8, 12, 16, .., 8, 12, 16, .., 8, 12, 16, ...</text:p>
      <text:p text:style-name="P10"/>
      <text:p text:style-name="P10">Most people think that the missing number will be greater than 16, or perhaps less than 8.</text:p>
      <text:p text:style-name="P10"/>
      <text:p text:style-name="P10">However, in this case, the missing number is 8. The same sequence divided by 10:</text:p>
      <text:p text:style-name="P10"/>
      <text:p text:style-name="P10"><text:tab/>0.8, 1.2, 1.6, 0.8, 0.8, 1.2, 1.6, 0.8, 0.8, 1.2, 1.6, …</text:p>
      <text:p text:style-name="P10"/>
      <text:p text:style-name="P10">The sequence measures time density for each period in the Yuga cycle when divided up on a circle the way Alan Watts did it. <text:span text:style-name="T5">Time density says how fast a watch hand would move around the circumference when the numbers `</text:span><text:span text:style-name="T7">4, 3, 2, 1</text:span><text:span text:style-name="T5">` are assigned to `1/2, 1/4, 1/8, 1/8` circle segments. If the entire circle was divided into equal periods of weight `1` each, then the time density would be `1` everywhere.</text:span></text:p>
      <text:p text:style-name="P10"/>
      <text:p text:style-name="P13">In the historical Yuga cycle, a full cycle took 4 320 000 years (12 000 divine years, where 1 divine year equals 360 normal years). However, the length of the cycle does not matter in this interpretation, so I used `4, 3, 2, 1` as weights.</text:p>
      <text:p text:style-name="P10"/>
      <text:p text:style-name="P11">Reinterpreting the Yuga cycle using this division of <text:span text:style-name="T6">varying </text:span>time density, <text:span text:style-name="T6">one can think about the Kali period as a reflection of the Krita period. The rebirth of the cycle of time does not happen at the end of the Kali period, but instead it kind of “overlaps” the Krita period. The difference is that the same time period is perceived from two very different perspectives.</text:span></text:p>
      <text:p text:style-name="P11"/>
      <text:p text:style-name="P12">In mathematics, we call opposites, like Kali and Krita, for “dualities”<text:span text:style-name="T3"><text:reference-ref text:reference-format="text" text:ref-name="duality">[4]</text:reference-ref></text:span>. Since the Yuga time cycle might be interpreted as a mathematical joke, it can be thought of as containing a “Joker Duality”.</text:p>
      <text:p text:style-name="P12"/>
      <text:p text:style-name="P12">A Joker Duality might be thought of as two opposites that turns out to be the same, but viewed from two different perspectives. <text:span text:style-name="T7">This idea is common in mathematics and in Alan Watts’ philosophy. Perhaps Alan Watts knew this and used it as an easter egg?</text:span></text:p>
      <text:p text:style-name="P12"/>
      <text:h text:style-name="P14" text:outline-level="3">References:</text:h>
      <text:p text:style-name="P6"/>
      <text:p text:style-name="P6"><text:reference-mark-start text:name="the joker"/>[1]<text:reference-mark-end text:name="the joker"/><text:tab/>“The Joker”</text:p>
      <text:p text:style-name="P6"><text:tab/>Sven Nilsen, 2021</text:p>
      <text:p text:style-name="P6"><text:tab/><text:a xlink:type="simple" xlink:href="https://github.com/advancedresearch/path_semantics/blob/master/papers-wip2/the-joker.pdf" text:style-name="Internet_20_link" text:visited-style-name="Visited_20_Internet_20_Link"><text:span text:style-name="T2">https://github.com/advancedresearch/path_semantics/blob/master/papers-wip2/the-joker.pdf</text:span></text:a></text:p>
      <text:p text:style-name="P6"/>
      <text:p text:style-name="P8"><text:reference-mark-start text:name="alan watts lecture time"/>[2]<text:reference-mark-end text:name="alan watts lecture time"/><text:tab/>“Alan Watts Lectures | Time”</text:p>
      <text:p text:style-name="P8"><text:tab/>Youtube</text:p>
      <text:p text:style-name="P8"><text:tab/><text:a xlink:type="simple" xlink:href="https://www.youtube.com/watch?v=Buw62nX0Kt4" text:style-name="Internet_20_link" text:visited-style-name="Visited_20_Internet_20_Link"><text:span text:style-name="T2">https://www.youtube.com/watch?v=Buw62nX0Kt4</text:span></text:a></text:p>
      <text:p text:style-name="P8"/>
      <text:p text:style-name="P13"><text:reference-mark-start text:name="yuga cycle"/>[3]<text:reference-mark-end text:name="yuga cycle"/><text:tab/>“Yuga Cycle”</text:p>
      <text:p text:style-name="P13"><text:tab/>Wikipedia</text:p>
      <text:p text:style-name="P13"><text:tab/><text:a xlink:type="simple" xlink:href="https://en.wikipedia.org/wiki/Yuga_Cycle" text:style-name="Internet_20_link" text:visited-style-name="Visited_20_Internet_20_Link"><text:span text:style-name="T2">https://en.wikipedia.org/wiki/Yuga_Cycle</text:span></text:a></text:p>
      <text:p text:style-name="P13"/>
      <text:p text:style-name="P16"><text:reference-mark-start text:name="duality"/>[4]<text:reference-mark-end text:name="duality"/><text:tab/>“Duality (mathematics)”</text:p>
      <text:p text:style-name="P16"><text:tab/>Wikipedia</text:p>
      <text:p text:style-name="P16"><text:tab/><text:a xlink:type="simple" xlink:href="https://en.wikipedia.org/wiki/Duality_(mathematics" text:style-name="Internet_20_link" text:visited-style-name="Visited_20_Internet_20_Link"><text:span text:style-name="T2">https://en.wikipedia.org/wiki/Duality_(mathematics</text:span></text:a><text:span text:style-name="T2">)</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15T20:00:04.054037153</meta:creation-date>
    <dc:date>2022-11-15T21:41:59.505398291</dc:date>
    <meta:editing-duration>PT10M18S</meta:editing-duration>
    <meta:editing-cycles>4</meta:editing-cycles>
    <meta:generator>LibreOffice/7.2.2.2$MacOSX_X86_64 LibreOffice_project/02b2acce88a210515b4a5bb2e46cbfb63fe97d56</meta:generator>
    <meta:document-statistic meta:table-count="0" meta:image-count="0" meta:object-count="0" meta:page-count="3" meta:paragraph-count="31" meta:word-count="751" meta:character-count="4443" meta:non-whitespace-character-count="3713"/>
  </office:meta>
</office:document-meta>
</file>